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5in" svg:x="8.8886in" svg:y="0.8886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1453in" svg:height="3.5453in" svg:x="15.5268in" svg:y="0.3366in">
            <draw:object draw:notify-on-update-of-ranges="Sheet1.A6:Sheet1.A12 Sheet1.A4:Sheet1.A4 Sheet1.C6:Sheet1.C12 Sheet1.E4:Sheet1.E4 Sheet1.G6:Sheet1.G12 Sheet1.I4:Sheet1.I4 Sheet1.K6:Sheet1.K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43in" svg:height="3.5417in" svg:x="15.1248in" svg:y="4.1984in">
            <draw:object draw:notify-on-update-of-ranges="Sheet1.P33:Sheet1.P33 Sheet1.A3:Sheet1.A3 Sheet1.C6:Sheet1.C12 Sheet1.A6:Sheet1.A12 Sheet1.A19:Sheet1.A19 Sheet1.C22:Sheet1.C28 Sheet1.A6:Sheet1.A12 Sheet1.A35:Sheet1.A35 Sheet1.C38:Sheet1.C44 Sheet1.A6:Sheet1.A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0685in" svg:y="8.0799in">
            <draw:object draw:notify-on-update-of-ranges="Sheet1.G38:Sheet1.G44 Sheet1.A3:Sheet1.A3 Sheet1.G6:Sheet1.G12 Sheet1.A6:Sheet1.A12 Sheet1.A19:Sheet1.A19 Sheet1.G22:Sheet1.G28 Sheet1.A6:Sheet1.A12 Sheet1.A35:Sheet1.A35 Sheet1.G38:Sheet1.G44 Sheet1.A6:Sheet1.A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15.0193in" svg:y="12.2547in">
            <draw:object draw:notify-on-update-of-ranges="Sheet1.L53:Sheet1.L53 Sheet1.K6:Sheet1.K12 Sheet1.A3:Sheet1.A3 Sheet1.K6:Sheet1.K12 Sheet1.A6:Sheet1.A12 Sheet1.A19:Sheet1.A19 Sheet1.K22:Sheet1.K28 Sheet1.A6:Sheet1.A12 Sheet1.A35:Sheet1.A35 Sheet1.K38:Sheet1.K44 Sheet1.A6:Sheet1.A1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0.0787in" svg:height="0.185in" svg:x="8.8886in" svg:y="9.422in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0.0787in" svg:height="0.185in" svg:x="8.8886in" svg:y="3.7331in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0.0787in" svg:height="0.185in" svg:x="8.8886in" svg:y="6.577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draw:text-style-name="P1" svg:width="0.0787in" svg:height="0.185in" svg:x="8.8886in" svg:y="10.3106in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0.0787in" svg:height="0.185in" svg:x="8.8886in" svg:y="13.1551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0.0787in" svg:height="0.185in" svg:x="8.8886in" svg:y="15.9996in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13.2744in" svg:y="16.2067in">
            <draw:object draw:notify-on-update-of-ranges="Sheet1.M65:Sheet1.M65 Sheet1.A59:Sheet1.A65 Sheet1.A57:Sheet1.A57 Sheet1.C59:Sheet1.C65 Sheet1.A59:Sheet1.A65 Sheet1.E57:Sheet1.E57 Sheet1.G59:Sheet1.G65 Sheet1.A59:Sheet1.A65 Sheet1.I57:Sheet1.I57 Sheet1.K59:Sheet1.K6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Base time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9" calcext:value-type="float">
            <text:p>5.19</text:p>
          </table:table-cell>
          <table:table-cell office:value-type="float" office:value="3.58" calcext:value-type="float">
            <text:p>3.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81" calcext:value-type="float">
            <text:p>4.81</text:p>
          </table:table-cell>
          <table:table-cell office:value-type="float" office:value="3.32" calcext:value-type="float">
            <text:p>3.3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62" calcext:value-type="float">
            <text:p>4.62</text:p>
          </table:table-cell>
          <table:table-cell office:value-type="float" office:value="3.19" calcext:value-type="float">
            <text:p>3.1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.2</text:p>
          </table:table-cell>
          <table:table-cell office:value-type="float" office:value="3.59" calcext:value-type="float">
            <text:p>3.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18" calcext:value-type="float">
            <text:p>5.18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.02" calcext:value-type="float">
            <text:p>5.02</text:p>
          </table:table-cell>
          <table:table-cell office:value-type="float" office:value="3.18" calcext:value-type="float">
            <text:p>3.1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46" calcext:value-type="float">
            <text:p>5.46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53" calcext:value-type="float">
            <text:p>5.53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.03" calcext:value-type="float">
            <text:p>5.0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77" calcext:value-type="float">
            <text:p>5.77</text:p>
          </table:table-cell>
          <table:table-cell office:value-type="float" office:value="3.87" calcext:value-type="float">
            <text:p>3.8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92" calcext:value-type="float">
            <text:p>5.92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.39" calcext:value-type="float">
            <text:p>5.39</text:p>
          </table:table-cell>
          <table:table-cell office:value-type="float" office:value="3.44" calcext:value-type="float">
            <text:p>3.4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04" calcext:value-type="float">
            <text:p>6.04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.27" calcext:value-type="float">
            <text:p>6.27</text:p>
          </table:table-cell>
          <table:table-cell office:value-type="float" office:value="4.14" calcext:value-type="float">
            <text:p>4.1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.51" calcext:value-type="float">
            <text:p>5.51</text:p>
          </table:table-cell>
          <table:table-cell office:value-type="float" office:value="3.56" calcext:value-type="float">
            <text:p>3.56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33" calcext:value-type="float">
            <text:p>6.33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.75" calcext:value-type="float">
            <text:p>6.75</text:p>
          </table:table-cell>
          <table:table-cell office:value-type="float" office:value="4.46" calcext:value-type="float">
            <text:p>4.4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5.74" calcext:value-type="float">
            <text:p>5.74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6" calcext:value-type="float">
            <text:p>6.36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.97" calcext:value-type="float">
            <text:p>6.97</text:p>
          </table:table-cell>
          <table:table-cell office:value-type="float" office:value="4.61" calcext:value-type="float">
            <text:p>4.61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.93" calcext:value-type="float">
            <text:p>2.93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formula="of:=((2.26/4.28))*100" office:value-type="float" office:value="52.803738317757" calcext:value-type="float">
            <text:p>52.8037383178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2.29" calcext:value-type="float">
            <text:p>2.29</text:p>
          </table:table-cell>
          <table:table-cell table:style-name="ce2" table:formula="of:=([.C6]-[.C22])/[.C6]" office:value-type="percentage" office:value="0.360335195530726" calcext:value-type="percentage">
            <text:p>36.03%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2.27" calcext:value-type="float">
            <text:p>2.27</text:p>
          </table:table-cell>
          <table:table-cell table:style-name="ce2" table:formula="of:=([.G6]-[.G22])/[.G6]" office:value-type="percentage" office:value="0.316265060240964" calcext:value-type="percentage">
            <text:p>31.63%</text:p>
          </table:table-cell>
          <table:table-cell office:value-type="float" office:value="20" calcext:value-type="float">
            <text:p>20</text:p>
          </table:table-cell>
          <table:table-cell office:value-type="float" office:value="3.06" calcext:value-type="float">
            <text:p>3.06</text:p>
          </table:table-cell>
          <table:table-cell office:value-type="float" office:value="2.02" calcext:value-type="float">
            <text:p>2.02</text:p>
          </table:table-cell>
          <table:table-cell table:style-name="ce2" table:formula="of:=([.K6]-[.K22])/[.K6]" office:value-type="percentage" office:value="0.366771159874608" calcext:value-type="percentage">
            <text:p>36.68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68" calcext:value-type="float">
            <text:p>3.68</text:p>
          </table:table-cell>
          <table:table-cell office:value-type="float" office:value="2.32" calcext:value-type="float">
            <text:p>2.32</text:p>
          </table:table-cell>
          <table:table-cell table:style-name="ce2" table:formula="of:=([.C7]-[.C23])/[.C7]" office:value-type="percentage" office:value="0.353760445682451" calcext:value-type="percentage">
            <text:p>35.38%</text:p>
          </table:table-cell>
          <table:table-cell office:value-type="float" office:value="30" calcext:value-type="float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2.31" calcext:value-type="float">
            <text:p>2.31</text:p>
          </table:table-cell>
          <table:table-cell table:style-name="ce2" table:formula="of:=([.G7]-[.G23])/[.G7]" office:value-type="percentage" office:value="0.320588235294118" calcext:value-type="percentage">
            <text:p>32.06%</text:p>
          </table:table-cell>
          <table:table-cell office:value-type="float" office:value="30" calcext:value-type="float">
            <text:p>30</text:p>
          </table:table-cell>
          <table:table-cell office:value-type="float" office:value="3.18" calcext:value-type="float">
            <text:p>3.18</text:p>
          </table:table-cell>
          <table:table-cell office:value-type="float" office:value="2.07" calcext:value-type="float">
            <text:p>2.07</text:p>
          </table:table-cell>
          <table:table-cell table:style-name="ce2" table:formula="of:=([.K7]-[.K23])/[.K7]" office:value-type="percentage" office:value="0.349056603773585" calcext:value-type="percentage">
            <text:p>34.91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9" calcext:value-type="float">
            <text:p>3.59</text:p>
          </table:table-cell>
          <table:table-cell office:value-type="float" office:value="2.39" calcext:value-type="float">
            <text:p>2.39</text:p>
          </table:table-cell>
          <table:table-cell table:style-name="ce2" table:formula="of:=([.C8]-[.C24])/[.C8]" office:value-type="percentage" office:value="0.341597796143251" calcext:value-type="percentage">
            <text:p>34.16%</text:p>
          </table:table-cell>
          <table:table-cell office:value-type="float" office:value="45" calcext:value-type="float">
            <text:p>45</text:p>
          </table:table-cell>
          <table:table-cell office:value-type="float" office:value="3.71" calcext:value-type="float">
            <text:p>3.71</text:p>
          </table:table-cell>
          <table:table-cell office:value-type="float" office:value="2.49" calcext:value-type="float">
            <text:p>2.49</text:p>
          </table:table-cell>
          <table:table-cell table:style-name="ce2" table:formula="of:=([.G8]-[.G24])/[.G8]" office:value-type="percentage" office:value="0.310249307479224" calcext:value-type="percentage">
            <text:p>31.02%</text:p>
          </table:table-cell>
          <table:table-cell office:value-type="float" office:value="45" calcext:value-type="float">
            <text:p>45</text:p>
          </table:table-cell>
          <table:table-cell office:value-type="float" office:value="3.35" calcext:value-type="float">
            <text:p>3.35</text:p>
          </table:table-cell>
          <table:table-cell office:value-type="float" office:value="2.15" calcext:value-type="float">
            <text:p>2.15</text:p>
          </table:table-cell>
          <table:table-cell table:style-name="ce2" table:formula="of:=([.K8]-[.K24])/[.K8]" office:value-type="percentage" office:value="0.348484848484848" calcext:value-type="percentage">
            <text:p>34.85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12" calcext:value-type="float">
            <text:p>4.12</text:p>
          </table:table-cell>
          <table:table-cell office:value-type="float" office:value="2.72" calcext:value-type="float">
            <text:p>2.72</text:p>
          </table:table-cell>
          <table:table-cell table:style-name="ce2" table:formula="of:=([.C9]-[.C25])/[.C9]" office:value-type="percentage" office:value="0.297157622739018" calcext:value-type="percentage">
            <text:p>29.72%</text:p>
          </table:table-cell>
          <table:table-cell office:value-type="float" office:value="68" calcext:value-type="float">
            <text:p>68</text:p>
          </table:table-cell>
          <table:table-cell office:value-type="float" office:value="4.23" calcext:value-type="float">
            <text:p>4.23</text:p>
          </table:table-cell>
          <table:table-cell office:value-type="float" office:value="2.83" calcext:value-type="float">
            <text:p>2.83</text:p>
          </table:table-cell>
          <table:table-cell table:style-name="ce2" table:formula="of:=([.G9]-[.G25])/[.G9]" office:value-type="percentage" office:value="0.272493573264782" calcext:value-type="percentage">
            <text:p>27.25%</text:p>
          </table:table-cell>
          <table:table-cell office:value-type="float" office:value="68" calcext:value-type="float">
            <text:p>68</text:p>
          </table:table-cell>
          <table:table-cell office:value-type="float" office:value="3.66" calcext:value-type="float">
            <text:p>3.66</text:p>
          </table:table-cell>
          <table:table-cell office:value-type="float" office:value="2.36" calcext:value-type="float">
            <text:p>2.36</text:p>
          </table:table-cell>
          <table:table-cell table:style-name="ce2" table:formula="of:=([.K9]-[.K25])/[.K9]" office:value-type="percentage" office:value="0.313953488372093" calcext:value-type="percentage">
            <text:p>31.40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49" calcext:value-type="float">
            <text:p>4.49</text:p>
          </table:table-cell>
          <table:table-cell office:value-type="float" office:value="2.98" calcext:value-type="float">
            <text:p>2.98</text:p>
          </table:table-cell>
          <table:table-cell table:style-name="ce2" table:formula="of:=([.C10]-[.C26])/[.C10]" office:value-type="percentage" office:value="0.267813267813268" calcext:value-type="percentage">
            <text:p>26.78%</text:p>
          </table:table-cell>
          <table:table-cell office:value-type="float" office:value="102" calcext:value-type="float">
            <text:p>102</text:p>
          </table:table-cell>
          <table:table-cell office:value-type="float" office:value="4.72" calcext:value-type="float">
            <text:p>4.72</text:p>
          </table:table-cell>
          <table:table-cell office:value-type="float" office:value="3.15" calcext:value-type="float">
            <text:p>3.15</text:p>
          </table:table-cell>
          <table:table-cell table:style-name="ce2" table:formula="of:=([.G10]-[.G26])/[.G10]" office:value-type="percentage" office:value="0.239130434782609" calcext:value-type="percentage">
            <text:p>23.91%</text:p>
          </table:table-cell>
          <table:table-cell office:value-type="float" office:value="102" calcext:value-type="float">
            <text:p>102</text:p>
          </table:table-cell>
          <table:table-cell office:value-type="float" office:value="4.08" calcext:value-type="float">
            <text:p>4.08</text:p>
          </table:table-cell>
          <table:table-cell office:value-type="float" office:value="2.59" calcext:value-type="float">
            <text:p>2.59</text:p>
          </table:table-cell>
          <table:table-cell table:style-name="ce2" table:formula="of:=([.K10]-[.K26])/[.K10]" office:value-type="percentage" office:value="0.27247191011236" calcext:value-type="percentage">
            <text:p>27.25%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89" calcext:value-type="float">
            <text:p>4.89</text:p>
          </table:table-cell>
          <table:table-cell office:value-type="float" office:value="3.23" calcext:value-type="float">
            <text:p>3.23</text:p>
          </table:table-cell>
          <table:table-cell table:style-name="ce2" table:formula="of:=([.C11]-[.C27])/[.C11]" office:value-type="percentage" office:value="0.238207547169811" calcext:value-type="percentage">
            <text:p>23.82%</text:p>
          </table:table-cell>
          <table:table-cell office:value-type="float" office:value="153" calcext:value-type="float">
            <text:p>153</text:p>
          </table:table-cell>
          <table:table-cell office:value-type="float" office:value="5.34" calcext:value-type="float">
            <text:p>5.34</text:p>
          </table:table-cell>
          <table:table-cell office:value-type="float" office:value="3.55" calcext:value-type="float">
            <text:p>3.55</text:p>
          </table:table-cell>
          <table:table-cell table:style-name="ce2" table:formula="of:=([.G11]-[.G27])/[.G11]" office:value-type="percentage" office:value="0.204035874439462" calcext:value-type="percentage">
            <text:p>20.40%</text:p>
          </table:table-cell>
          <table:table-cell office:value-type="float" office:value="153" calcext:value-type="float">
            <text:p>153</text:p>
          </table:table-cell>
          <table:table-cell office:value-type="float" office:value="4.49" calcext:value-type="float">
            <text:p>4.49</text:p>
          </table:table-cell>
          <table:table-cell office:value-type="float" office:value="2.86" calcext:value-type="float">
            <text:p>2.86</text:p>
          </table:table-cell>
          <table:table-cell table:style-name="ce2" table:formula="of:=([.K11]-[.K27])/[.K11]" office:value-type="percentage" office:value="0.224932249322493" calcext:value-type="percentage">
            <text:p>22.49%</text:p>
          </table:table-cell>
          <table:table-cell/>
          <table:table-cell table:style-name="ce4" office:value-type="float" office:value="0.0000038111152" calcext:value-type="float">
            <text:p>3.81E-006</text:p>
          </table:table-cell>
          <table:table-cell/>
          <table:table-cell table:formula="of:=([.N27]+[.N37])/2" office:value-type="float" office:value="0.0000038586943" calcext:value-type="float">
            <text:p>3.8586943E-0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17" calcext:value-type="float">
            <text:p>5.17</text:p>
          </table:table-cell>
          <table:table-cell office:value-type="float" office:value="3.51" calcext:value-type="float">
            <text:p>3.51</text:p>
          </table:table-cell>
          <table:table-cell table:style-name="ce2" table:formula="of:=([.C12]-[.C28])/[.C12]" office:value-type="percentage" office:value="0.179906542056075" calcext:value-type="percentage">
            <text:p>17.99%</text:p>
          </table:table-cell>
          <table:table-cell office:value-type="float" office:value="230" calcext:value-type="float">
            <text:p>230</text:p>
          </table:table-cell>
          <table:table-cell office:value-type="float" office:value="5.61" calcext:value-type="float">
            <text:p>5.61</text:p>
          </table:table-cell>
          <table:table-cell office:value-type="float" office:value="3.73" calcext:value-type="float">
            <text:p>3.73</text:p>
          </table:table-cell>
          <table:table-cell table:style-name="ce2" table:formula="of:=([.G12]-[.G28])/[.G12]" office:value-type="percentage" office:value="0.190889370932755" calcext:value-type="percentage">
            <text:p>19.09%</text:p>
          </table:table-cell>
          <table:table-cell office:value-type="float" office:value="230" calcext:value-type="float">
            <text:p>230</text:p>
          </table:table-cell>
          <table:table-cell office:value-type="float" office:value="4.43" calcext:value-type="float">
            <text:p>4.43</text:p>
          </table:table-cell>
          <table:table-cell office:value-type="float" office:value="2.82" calcext:value-type="float">
            <text:p>2.82</text:p>
          </table:table-cell>
          <table:table-cell table:style-name="ce2" table:formula="of:=([.K12]-[.K28])/[.K12]" office:value-type="percentage" office:value="0.257894736842105" calcext:value-type="percentage">
            <text:p>25.79%</text:p>
          </table:table-cell>
          <table:table-cell/>
          <table:table-cell table:style-name="ce4" office:value-type="float" office:value="0.0000024685087" calcext:value-type="float">
            <text:p>2.47E-006</text:p>
          </table:table-cell>
          <table:table-cell/>
          <table:table-cell table:style-name="ce4" table:formula="of:=SUM([.N28:.N36];[.N38:.N45])/17" office:value-type="float" office:value="0.00000252736778823529" calcext:value-type="float">
            <text:p>2.53E-006</text:p>
          </table:table-cell>
        </table:table-row>
        <table:table-row table:style-name="ro1">
          <table:table-cell table:number-columns-repeated="13"/>
          <table:table-cell table:style-name="ce4" office:value-type="float" office:value="0.0000024958326" calcext:value-type="float">
            <text:p>2.50E-006</text:p>
          </table:table-cell>
          <table:table-cell table:style-name="ce4"/>
          <table:table-cell/>
        </table:table-row>
        <table:table-row table:style-name="ro1">
          <table:table-cell table:number-columns-repeated="13"/>
          <table:table-cell table:style-name="ce4" office:value-type="float" office:value="0.000002487352" calcext:value-type="float">
            <text:p>2.49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5533052" calcext:value-type="float">
            <text:p>2.55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5391728" calcext:value-type="float">
            <text:p>2.54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5222141" calcext:value-type="float">
            <text:p>2.52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5363465" calcext:value-type="float">
            <text:p>2.54E-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 &amp; no aliasing</text:p>
          </table:table-cell>
          <table:covered-table-cell table:number-columns-repeated="10"/>
          <table:table-cell table:number-columns-repeated="2"/>
          <table:table-cell table:style-name="ce4" office:value-type="float" office:value="0.0000025165598" calcext:value-type="float">
            <text:p>2.52E-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 office:value-type="float" office:value="0.0000025683805" calcext:value-type="float">
            <text:p>2.57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2"/>
          <table:table-cell table:style-name="ce4" office:value-type="float" office:value="0.0000039062734" calcext:value-type="float">
            <text:p>3.91E-0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.44</text:p>
          </table:table-cell>
          <table:table-cell office:value-type="float" office:value="2.26" calcext:value-type="float">
            <text:p>2.26</text:p>
          </table:table-cell>
          <table:table-cell table:style-name="ce2" table:formula="of:=([.C6]-[.C38])/[.C6]" office:value-type="percentage" office:value="0.368715083798883" calcext:value-type="percentage">
            <text:p>36.87%</text:p>
          </table:table-cell>
          <table:table-cell office:value-type="float" office:value="20" calcext:value-type="float">
            <text:p>20</text:p>
          </table:table-cell>
          <table:table-cell office:value-type="float" office:value="3.31" calcext:value-type="float">
            <text:p>3.31</text:p>
          </table:table-cell>
          <table:table-cell office:value-type="float" office:value="2.19" calcext:value-type="float">
            <text:p>2.19</text:p>
          </table:table-cell>
          <table:table-cell table:style-name="ce2" table:formula="of:=([.G6]-[.G38])/[.G6]" office:value-type="percentage" office:value="0.340361445783132" calcext:value-type="percentage">
            <text:p>34.04%</text:p>
          </table:table-cell>
          <table:table-cell office:value-type="float" office:value="20" calcext:value-type="float">
            <text:p>20</text:p>
          </table:table-cell>
          <table:table-cell office:value-type="float" office:value="3.06" calcext:value-type="float">
            <text:p>3.06</text:p>
          </table:table-cell>
          <table:table-cell office:value-type="float" office:value="1.98" calcext:value-type="float">
            <text:p>1.98</text:p>
          </table:table-cell>
          <table:table-cell table:style-name="ce2" table:formula="of:=([.K6]-[.K38])/[.K6]" office:value-type="percentage" office:value="0.379310344827586" calcext:value-type="percentage">
            <text:p>37.93%</text:p>
          </table:table-cell>
          <table:table-cell/>
          <table:table-cell table:style-name="ce4" office:value-type="float" office:value="0.0000025495372" calcext:value-type="float">
            <text:p>2.55E-0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46" calcext:value-type="float">
            <text:p>3.46</text:p>
          </table:table-cell>
          <table:table-cell office:value-type="float" office:value="2.31" calcext:value-type="float">
            <text:p>2.31</text:p>
          </table:table-cell>
          <table:table-cell table:style-name="ce2" table:formula="of:=([.C7]-[.C39])/[.C7]" office:value-type="percentage" office:value="0.356545961002785" calcext:value-type="percentage">
            <text:p>35.65%</text:p>
          </table:table-cell>
          <table:table-cell office:value-type="float" office:value="30" calcext:value-type="float">
            <text:p>30</text:p>
          </table:table-cell>
          <table:table-cell office:value-type="float" office:value="3.72" calcext:value-type="float">
            <text:p>3.72</text:p>
          </table:table-cell>
          <table:table-cell office:value-type="float" office:value="2.31" calcext:value-type="float">
            <text:p>2.31</text:p>
          </table:table-cell>
          <table:table-cell table:style-name="ce2" table:formula="of:=([.G7]-[.G39])/[.G7]" office:value-type="percentage" office:value="0.320588235294118" calcext:value-type="percentage">
            <text:p>32.06%</text:p>
          </table:table-cell>
          <table:table-cell office:value-type="float" office:value="30" calcext:value-type="float">
            <text:p>30</text:p>
          </table:table-cell>
          <table:table-cell office:value-type="float" office:value="3.13" calcext:value-type="float">
            <text:p>3.13</text:p>
          </table:table-cell>
          <table:table-cell office:value-type="float" office:value="2.04" calcext:value-type="float">
            <text:p>2.04</text:p>
          </table:table-cell>
          <table:table-cell table:style-name="ce2" table:formula="of:=([.K7]-[.K39])/[.K7]" office:value-type="percentage" office:value="0.358490566037736" calcext:value-type="percentage">
            <text:p>35.85%</text:p>
          </table:table-cell>
          <table:table-cell/>
          <table:table-cell table:style-name="ce4" office:value-type="float" office:value="0.0000025118507" calcext:value-type="float">
            <text:p>2.51E-0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office:value-type="float" office:value="2.28" calcext:value-type="float">
            <text:p>2.28</text:p>
          </table:table-cell>
          <table:table-cell table:style-name="ce2" table:formula="of:=([.C8]-[.C40])/[.C8]" office:value-type="percentage" office:value="0.371900826446281" calcext:value-type="percentage">
            <text:p>37.19%</text:p>
          </table:table-cell>
          <table:table-cell office:value-type="float" office:value="45" calcext:value-type="float">
            <text:p>45</text:p>
          </table:table-cell>
          <table:table-cell office:value-type="float" office:value="3.59" calcext:value-type="float">
            <text:p>3.59</text:p>
          </table:table-cell>
          <table:table-cell office:value-type="float" office:value="2.46" calcext:value-type="float">
            <text:p>2.46</text:p>
          </table:table-cell>
          <table:table-cell table:style-name="ce2" table:formula="of:=([.G8]-[.G40])/[.G8]" office:value-type="percentage" office:value="0.318559556786704" calcext:value-type="percentage">
            <text:p>31.86%</text:p>
          </table:table-cell>
          <table:table-cell office:value-type="float" office:value="45" calcext:value-type="float">
            <text:p>45</text:p>
          </table:table-cell>
          <table:table-cell office:value-type="float" office:value="3.16" calcext:value-type="float">
            <text:p>3.16</text:p>
          </table:table-cell>
          <table:table-cell office:value-type="float" office:value="2.11" calcext:value-type="float">
            <text:p>2.11</text:p>
          </table:table-cell>
          <table:table-cell table:style-name="ce2" table:formula="of:=([.K8]-[.K40])/[.K8]" office:value-type="percentage" office:value="0.360606060606061" calcext:value-type="percentage">
            <text:p>36.06%</text:p>
          </table:table-cell>
          <table:table-cell/>
          <table:table-cell table:style-name="ce4" office:value-type="float" office:value="0.0000025561299" calcext:value-type="float">
            <text:p>2.56E-0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87" calcext:value-type="float">
            <text:p>3.87</text:p>
          </table:table-cell>
          <table:table-cell office:value-type="float" office:value="2.66" calcext:value-type="float">
            <text:p>2.66</text:p>
          </table:table-cell>
          <table:table-cell table:style-name="ce2" table:formula="of:=([.C9]-[.C41])/[.C9]" office:value-type="percentage" office:value="0.31266149870801" calcext:value-type="percentage">
            <text:p>31.27%</text:p>
          </table:table-cell>
          <table:table-cell office:value-type="float" office:value="68" calcext:value-type="float">
            <text:p>68</text:p>
          </table:table-cell>
          <table:table-cell office:value-type="float" office:value="4.07" calcext:value-type="float">
            <text:p>4.07</text:p>
          </table:table-cell>
          <table:table-cell office:value-type="float" office:value="2.82" calcext:value-type="float">
            <text:p>2.82</text:p>
          </table:table-cell>
          <table:table-cell table:style-name="ce2" table:formula="of:=([.G9]-[.G41])/[.G9]" office:value-type="percentage" office:value="0.275064267352185" calcext:value-type="percentage">
            <text:p>27.51%</text:p>
          </table:table-cell>
          <table:table-cell office:value-type="float" office:value="68" calcext:value-type="float">
            <text:p>68</text:p>
          </table:table-cell>
          <table:table-cell office:value-type="float" office:value="3.48" calcext:value-type="float">
            <text:p>3.48</text:p>
          </table:table-cell>
          <table:table-cell office:value-type="float" office:value="2.3" calcext:value-type="float">
            <text:p>2.3</text:p>
          </table:table-cell>
          <table:table-cell table:style-name="ce2" table:formula="of:=([.K9]-[.K41])/[.K9]" office:value-type="percentage" office:value="0.331395348837209" calcext:value-type="percentage">
            <text:p>33.14%</text:p>
          </table:table-cell>
          <table:table-cell/>
          <table:table-cell table:style-name="ce4" office:value-type="float" office:value="0.0000025495372" calcext:value-type="float">
            <text:p>2.55E-0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31" calcext:value-type="float">
            <text:p>4.31</text:p>
          </table:table-cell>
          <table:table-cell office:value-type="float" office:value="2.93" calcext:value-type="float">
            <text:p>2.93</text:p>
          </table:table-cell>
          <table:table-cell table:style-name="ce2" table:formula="of:=([.C10]-[.C42])/[.C10]" office:value-type="percentage" office:value="0.28009828009828" calcext:value-type="percentage">
            <text:p>28.01%</text:p>
          </table:table-cell>
          <table:table-cell office:value-type="float" office:value="102" calcext:value-type="float">
            <text:p>102</text:p>
          </table:table-cell>
          <table:table-cell office:value-type="float" office:value="4.56" calcext:value-type="float">
            <text:p>4.56</text:p>
          </table:table-cell>
          <table:table-cell office:value-type="float" office:value="3.12" calcext:value-type="float">
            <text:p>3.12</text:p>
          </table:table-cell>
          <table:table-cell table:style-name="ce2" table:formula="of:=([.G10]-[.G42])/[.G10]" office:value-type="percentage" office:value="0.246376811594203" calcext:value-type="percentage">
            <text:p>24.64%</text:p>
          </table:table-cell>
          <table:table-cell office:value-type="float" office:value="102" calcext:value-type="float">
            <text:p>102</text:p>
          </table:table-cell>
          <table:table-cell office:value-type="float" office:value="3.88" calcext:value-type="float">
            <text:p>3.88</text:p>
          </table:table-cell>
          <table:table-cell office:value-type="float" office:value="2.55" calcext:value-type="float">
            <text:p>2.55</text:p>
          </table:table-cell>
          <table:table-cell table:style-name="ce2" table:formula="of:=([.K10]-[.K42])/[.K10]" office:value-type="percentage" office:value="0.283707865168539" calcext:value-type="percentage">
            <text:p>28.37%</text:p>
          </table:table-cell>
          <table:table-cell/>
          <table:table-cell table:style-name="ce4" office:value-type="float" office:value="0.0000025165598" calcext:value-type="float">
            <text:p>2.52E-00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.7" calcext:value-type="float">
            <text:p>4.7</text:p>
          </table:table-cell>
          <table:table-cell office:value-type="float" office:value="3.17" calcext:value-type="float">
            <text:p>3.17</text:p>
          </table:table-cell>
          <table:table-cell table:style-name="ce2" table:formula="of:=([.C11]-[.C43])/[.C11]" office:value-type="percentage" office:value="0.252358490566038" calcext:value-type="percentage">
            <text:p>25.24%</text:p>
          </table:table-cell>
          <table:table-cell office:value-type="float" office:value="153" calcext:value-type="float">
            <text:p>153</text:p>
          </table:table-cell>
          <table:table-cell office:value-type="float" office:value="5.17" calcext:value-type="float">
            <text:p>5.17</text:p>
          </table:table-cell>
          <table:table-cell office:value-type="float" office:value="3.5" calcext:value-type="float">
            <text:p>3.5</text:p>
          </table:table-cell>
          <table:table-cell table:style-name="ce2" table:formula="of:=([.G11]-[.G43])/[.G11]" office:value-type="percentage" office:value="0.2152466367713" calcext:value-type="percentage">
            <text:p>21.52%</text:p>
          </table:table-cell>
          <table:table-cell office:value-type="float" office:value="153" calcext:value-type="float">
            <text:p>153</text:p>
          </table:table-cell>
          <table:table-cell office:value-type="float" office:value="4.29" calcext:value-type="float">
            <text:p>4.29</text:p>
          </table:table-cell>
          <table:table-cell office:value-type="float" office:value="2.8" calcext:value-type="float">
            <text:p>2.8</text:p>
          </table:table-cell>
          <table:table-cell table:style-name="ce2" table:formula="of:=([.K11]-[.K43])/[.K11]" office:value-type="percentage" office:value="0.241192411924119" calcext:value-type="percentage">
            <text:p>24.12%</text:p>
          </table:table-cell>
          <table:table-cell/>
          <table:table-cell table:style-name="ce4" office:value-type="float" office:value="0.000002517505" calcext:value-type="float">
            <text:p>2.52E-00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.7" calcext:value-type="float">
            <text:p>4.7</text:p>
          </table:table-cell>
          <table:table-cell office:value-type="float" office:value="3.4" calcext:value-type="float">
            <text:p>3.4</text:p>
          </table:table-cell>
          <table:table-cell table:style-name="ce2" table:formula="of:=([.C12]-[.C44])/[.C12]" office:value-type="percentage" office:value="0.205607476635514" calcext:value-type="percentage">
            <text:p>20.56%</text:p>
          </table:table-cell>
          <table:table-cell office:value-type="float" office:value="230" calcext:value-type="float">
            <text:p>230</text:p>
          </table:table-cell>
          <table:table-cell office:value-type="float" office:value="5.25" calcext:value-type="float">
            <text:p>5.25</text:p>
          </table:table-cell>
          <table:table-cell office:value-type="float" office:value="3.58" calcext:value-type="float">
            <text:p>3.58</text:p>
          </table:table-cell>
          <table:table-cell table:style-name="ce2" table:formula="of:=([.G12]-[.G44])/[.G12]" office:value-type="percentage" office:value="0.223427331887202" calcext:value-type="percentage">
            <text:p>22.34%</text:p>
          </table:table-cell>
          <table:table-cell office:value-type="float" office:value="230" calcext:value-type="float">
            <text:p>230</text:p>
          </table:table-cell>
          <table:table-cell office:value-type="float" office:value="4.23" calcext:value-type="float">
            <text:p>4.23</text:p>
          </table:table-cell>
          <table:table-cell office:value-type="float" office:value="2.75" calcext:value-type="float">
            <text:p>2.75</text:p>
          </table:table-cell>
          <table:table-cell table:style-name="ce2" table:formula="of:=([.K12]-[.K44])/[.K12]" office:value-type="percentage" office:value="0.276315789473684" calcext:value-type="percentage">
            <text:p>27.63%</text:p>
          </table:table-cell>
          <table:table-cell/>
          <table:table-cell table:style-name="ce4" office:value-type="float" office:value="0.0000025401155" calcext:value-type="float">
            <text:p>2.54E-006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4" office:value-type="float" office:value="0.0000025363449" calcext:value-type="float">
            <text:p>2.54E-006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 table:number-columns-spanned="11" table:number-rows-spanned="1"/>
          <table:covered-table-cell table:number-columns-repeated="10"/>
          <table:table-cell table:number-columns-repeated="5"/>
        </table:table-row>
        <table:table-row table:style-name="ro1">
          <table:table-cell table:style-name="ce1" table:number-columns-spanned="3" table:number-rows-spanned="1"/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4" office:value-type="float" office:value="0.000004996939" calcext:value-type="float">
            <text:p>5.00E-006</text:p>
          </table:table-cell>
          <table:table-cell/>
          <table:table-cell table:formula="of:=([.N55]+[.N65])/2" office:value-type="float" office:value="0.0000024984695" calcext:value-type="float">
            <text:p>2.4984695E-00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Base time</text:p>
          </table:table-cell>
          <table:covered-table-cell table:number-columns-repeated="10"/>
          <table:table-cell table:number-columns-repeated="2"/>
          <table:table-cell table:style-name="ce4" office:value-type="float" office:value="0.000003259634" calcext:value-type="float">
            <text:p>3.26E-006</text:p>
          </table:table-cell>
          <table:table-cell/>
          <table:table-cell table:style-name="ce4" table:formula="of:=SUM([.N56:.N64];[.N66:.N73])/7" office:value-type="float" office:value="0.00000328223277142857" calcext:value-type="float">
            <text:p>3.28E-006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3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 office:value-type="float" office:value="0.0000032754951" calcext:value-type="float">
            <text:p>3.28E-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2"/>
          <table:table-cell table:style-name="ce4" office:value-type="float" office:value="0.0000032693299" calcext:value-type="float">
            <text:p>3.27E-00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.82" calcext:value-type="float">
            <text:p>4.8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/>
          <table:table-cell table:style-name="ce4" office:value-type="float" office:value="0.0000033146109" calcext:value-type="float">
            <text:p>3.31E-00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.59" calcext:value-type="float">
            <text:p>4.5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.16" calcext:value-type="float">
            <text:p>4.1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.04" calcext:value-type="float">
            <text:p>4.04</text:p>
          </table:table-cell>
          <table:table-cell table:number-columns-repeated="2"/>
          <table:table-cell table:style-name="ce4" office:value-type="float" office:value="0.0000032817409" calcext:value-type="float">
            <text:p>3.28E-00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.64" calcext:value-type="float">
            <text:p>4.6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.34" calcext:value-type="float">
            <text:p>4.3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2"/>
          <table:table-cell table:style-name="ce4" office:value-type="float" office:value="0.0000032888076" calcext:value-type="float">
            <text:p>3.29E-00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4.79" calcext:value-type="float">
            <text:p>4.7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4.69" calcext:value-type="float">
            <text:p>4.6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4.2" calcext:value-type="float">
            <text:p>4.2</text:p>
          </table:table-cell>
          <table:table-cell table:number-columns-repeated="2"/>
          <table:table-cell table:style-name="ce4" office:value-type="float" office:value="0.000003286011" calcext:value-type="float">
            <text:p>3.29E-0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.76" calcext:value-type="float">
            <text:p>4.7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4.41" calcext:value-type="float">
            <text:p>4.4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5.33" calcext:value-type="float">
            <text:p>5.33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5.23" calcext:value-type="float">
            <text:p>5.23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float" office:value="4.62" calcext:value-type="float">
            <text:p>4.62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5.06" calcext:value-type="float">
            <text:p>5.06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5.32" calcext:value-type="float">
            <text:p>5.32</text:p>
          </table:table-cell>
          <table:table-cell/>
          <table:table-cell office:value-type="float" office:value="230" calcext:value-type="float">
            <text:p>230</text:p>
          </table:table-cell>
          <table:table-cell/>
          <table:table-cell office:value-type="float" office:value="4.54" calcext:value-type="float">
            <text:p>4.54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number-columns-repeated="13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</text:p>
          </table:table-cell>
          <table:covered-table-cell table:number-columns-repeated="10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.04" calcext:value-type="float">
            <text:p>3.04</text:p>
          </table:table-cell>
          <table:table-cell table:style-name="ce2" table:formula="of:=([.C59]-[.C75])/[.C59]" office:value-type="percentage" office:value="0.369294605809129" calcext:value-type="percentage">
            <text:p>36.93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86" calcext:value-type="float">
            <text:p>2.86</text:p>
          </table:table-cell>
          <table:table-cell table:style-name="ce2" table:formula="of:=([.G59]-[.G75])/[.G59]" office:value-type="percentage" office:value="0.302439024390244" calcext:value-type="percentage">
            <text:p>30.24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93" calcext:value-type="float">
            <text:p>2.93</text:p>
          </table:table-cell>
          <table:table-cell table:style-name="ce2" table:formula="of:=([.K59]-[.K75])/[.K59]" office:value-type="percentage" office:value="0.302380952380952" calcext:value-type="percentage">
            <text:p>30.24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.08" calcext:value-type="float">
            <text:p>3.08</text:p>
          </table:table-cell>
          <table:table-cell table:style-name="ce2" table:formula="of:=([.C60]-[.C76])/[.C60]" office:value-type="percentage" office:value="0.328976034858388" calcext:value-type="percentage">
            <text:p>32.90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86" calcext:value-type="float">
            <text:p>2.86</text:p>
          </table:table-cell>
          <table:table-cell table:style-name="ce2" table:formula="of:=([.G60]-[.G76])/[.G60]" office:value-type="percentage" office:value="0.3125" calcext:value-type="percentage">
            <text:p>31.25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7" calcext:value-type="float">
            <text:p>2.7</text:p>
          </table:table-cell>
          <table:table-cell table:style-name="ce2" table:formula="of:=([.K60]-[.K76])/[.K60]" office:value-type="percentage" office:value="0.331683168316832" calcext:value-type="percentage">
            <text:p>33.17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.22" calcext:value-type="float">
            <text:p>3.22</text:p>
          </table:table-cell>
          <table:table-cell table:style-name="ce2" table:formula="of:=([.C61]-[.C77])/[.C61]" office:value-type="percentage" office:value="0.306034482758621" calcext:value-type="percentage">
            <text:p>30.60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.1" calcext:value-type="float">
            <text:p>3.1</text:p>
          </table:table-cell>
          <table:table-cell table:style-name="ce2" table:formula="of:=([.G61]-[.G77])/[.G61]" office:value-type="percentage" office:value="0.285714285714286" calcext:value-type="percentage">
            <text:p>28.57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.87" calcext:value-type="float">
            <text:p>2.87</text:p>
          </table:table-cell>
          <table:table-cell table:style-name="ce2" table:formula="of:=([.K61]-[.K77])/[.K61]" office:value-type="percentage" office:value="0.3" calcext:value-type="percentage">
            <text:p>30.00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.37" calcext:value-type="float">
            <text:p>3.37</text:p>
          </table:table-cell>
          <table:table-cell table:style-name="ce2" table:formula="of:=([.C62]-[.C78])/[.C62]" office:value-type="percentage" office:value="0.296450939457202" calcext:value-type="percentage">
            <text:p>29.65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.36" calcext:value-type="float">
            <text:p>3.36</text:p>
          </table:table-cell>
          <table:table-cell table:style-name="ce2" table:formula="of:=([.G62]-[.G78])/[.G62]" office:value-type="percentage" office:value="0.283582089552239" calcext:value-type="percentage">
            <text:p>28.36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.98" calcext:value-type="float">
            <text:p>2.98</text:p>
          </table:table-cell>
          <table:table-cell table:style-name="ce2" table:formula="of:=([.K62]-[.K78])/[.K62]" office:value-type="percentage" office:value="0.29047619047619" calcext:value-type="percentage">
            <text:p>29.05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.61" calcext:value-type="float">
            <text:p>3.61</text:p>
          </table:table-cell>
          <table:table-cell table:style-name="ce2" table:formula="of:=([.C63]-[.C79])/[.C63]" office:value-type="percentage" office:value="0.263265306122449" calcext:value-type="percentage">
            <text:p>26.33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64" calcext:value-type="float">
            <text:p>3.64</text:p>
          </table:table-cell>
          <table:table-cell table:style-name="ce2" table:formula="of:=([.G63]-[.G79])/[.G63]" office:value-type="percentage" office:value="0.235294117647059" calcext:value-type="percentage">
            <text:p>23.53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12" calcext:value-type="float">
            <text:p>3.12</text:p>
          </table:table-cell>
          <table:table-cell table:style-name="ce2" table:formula="of:=([.K63]-[.K79])/[.K63]" office:value-type="percentage" office:value="0.292517006802721" calcext:value-type="percentage">
            <text:p>29.25%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3.94" calcext:value-type="float">
            <text:p>3.94</text:p>
          </table:table-cell>
          <table:table-cell table:style-name="ce2" table:formula="of:=([.C64]-[.C80])/[.C64]" office:value-type="percentage" office:value="0.26078799249531" calcext:value-type="percentage">
            <text:p>26.08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.09" calcext:value-type="float">
            <text:p>4.09</text:p>
          </table:table-cell>
          <table:table-cell table:style-name="ce2" table:formula="of:=([.G64]-[.G80])/[.G64]" office:value-type="percentage" office:value="0.217973231357553" calcext:value-type="percentage">
            <text:p>21.80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.35" calcext:value-type="float">
            <text:p>3.35</text:p>
          </table:table-cell>
          <table:table-cell table:style-name="ce2" table:formula="of:=([.K64]-[.K80])/[.K64]" office:value-type="percentage" office:value="0.274891774891775" calcext:value-type="percentage">
            <text:p>27.49%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3.8" calcext:value-type="float">
            <text:p>3.8</text:p>
          </table:table-cell>
          <table:table-cell table:style-name="ce2" table:formula="of:=([.C65]-[.C81])/[.C65]" office:value-type="percentage" office:value="0.24901185770751" calcext:value-type="percentage">
            <text:p>24.90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.12" calcext:value-type="float">
            <text:p>4.12</text:p>
          </table:table-cell>
          <table:table-cell table:style-name="ce2" table:formula="of:=([.G65]-[.G81])/[.G65]" office:value-type="percentage" office:value="0.225563909774436" calcext:value-type="percentage">
            <text:p>22.56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ce2" table:formula="of:=([.K65]-[.K81])/[.K65]" office:value-type="percentage" office:value="0.277533039647577" calcext:value-type="percentage">
            <text:p>27.75%</text:p>
          </table:table-cell>
          <table:table-cell table:number-columns-repeated="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1" table:number-rows-spanned="1">
            <text:p>Vectorization &amp; no aliasing</text:p>
          </table:table-cell>
          <table:covered-table-cell table:number-columns-repeated="10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Non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sym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diag</text:p>
          </table:table-cell>
          <table:table-cell office:value-type="string" calcext:value-type="string">
            <text:p>comput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.05" calcext:value-type="float">
            <text:p>3.05</text:p>
          </table:table-cell>
          <table:table-cell table:style-name="ce2" table:formula="of:=([.C59]-[.C91])/[.C59]" office:value-type="percentage" office:value="0.367219917012448" calcext:value-type="percentage">
            <text:p>36.72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82" calcext:value-type="float">
            <text:p>2.82</text:p>
          </table:table-cell>
          <table:table-cell table:style-name="ce2" table:formula="of:=([.G59]-[.G91])/[.G59]" office:value-type="percentage" office:value="0.312195121951219" calcext:value-type="percentage">
            <text:p>31.22%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.73" calcext:value-type="float">
            <text:p>2.73</text:p>
          </table:table-cell>
          <table:table-cell table:style-name="ce2" table:formula="of:=([.K59]-[.K91])/[.K59]" office:value-type="percentage" office:value="0.35" calcext:value-type="percentage">
            <text:p>35.00%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.98" calcext:value-type="float">
            <text:p>2.98</text:p>
          </table:table-cell>
          <table:table-cell table:style-name="ce2" table:formula="of:=([.C60]-[.C92])/[.C60]" office:value-type="percentage" office:value="0.350762527233115" calcext:value-type="percentage">
            <text:p>35.08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83" calcext:value-type="float">
            <text:p>2.83</text:p>
          </table:table-cell>
          <table:table-cell table:style-name="ce2" table:formula="of:=([.G60]-[.G92])/[.G60]" office:value-type="percentage" office:value="0.319711538461538" calcext:value-type="percentage">
            <text:p>31.97%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.71" calcext:value-type="float">
            <text:p>2.71</text:p>
          </table:table-cell>
          <table:table-cell table:style-name="ce2" table:formula="of:=([.K60]-[.K92])/[.K60]" office:value-type="percentage" office:value="0.329207920792079" calcext:value-type="percentage">
            <text:p>32.92%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3.12" calcext:value-type="float">
            <text:p>3.12</text:p>
          </table:table-cell>
          <table:table-cell table:style-name="ce2" table:formula="of:=([.C61]-[.C93])/[.C61]" office:value-type="percentage" office:value="0.327586206896552" calcext:value-type="percentage">
            <text:p>32.76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.08" calcext:value-type="float">
            <text:p>3.08</text:p>
          </table:table-cell>
          <table:table-cell table:style-name="ce2" table:formula="of:=([.G61]-[.G93])/[.G61]" office:value-type="percentage" office:value="0.290322580645161" calcext:value-type="percentage">
            <text:p>29.03%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2" table:formula="of:=([.K61]-[.K93])/[.K61]" office:value-type="percentage" office:value="0.317073170731707" calcext:value-type="percentage">
            <text:p>31.71%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.29" calcext:value-type="float">
            <text:p>3.29</text:p>
          </table:table-cell>
          <table:table-cell table:style-name="ce2" table:formula="of:=([.C62]-[.C94])/[.C62]" office:value-type="percentage" office:value="0.313152400835073" calcext:value-type="percentage">
            <text:p>31.32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ce2" table:formula="of:=([.G62]-[.G94])/[.G62]" office:value-type="percentage" office:value="0.300639658848614" calcext:value-type="percentage">
            <text:p>30.06%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.89" calcext:value-type="float">
            <text:p>2.89</text:p>
          </table:table-cell>
          <table:table-cell table:style-name="ce2" table:formula="of:=([.K62]-[.K94])/[.K62]" office:value-type="percentage" office:value="0.311904761904762" calcext:value-type="percentage">
            <text:p>31.19%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.52" calcext:value-type="float">
            <text:p>3.52</text:p>
          </table:table-cell>
          <table:table-cell table:style-name="ce2" table:formula="of:=([.C63]-[.C95])/[.C63]" office:value-type="percentage" office:value="0.281632653061225" calcext:value-type="percentage">
            <text:p>28.16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61" calcext:value-type="float">
            <text:p>3.61</text:p>
          </table:table-cell>
          <table:table-cell table:style-name="ce2" table:formula="of:=([.G63]-[.G95])/[.G63]" office:value-type="percentage" office:value="0.241596638655462" calcext:value-type="percentage">
            <text:p>24.16%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.2" calcext:value-type="float">
            <text:p>3.2</text:p>
          </table:table-cell>
          <table:table-cell table:style-name="ce2" table:formula="of:=([.K63]-[.K95])/[.K63]" office:value-type="percentage" office:value="0.27437641723356" calcext:value-type="percentage">
            <text:p>27.44%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3.73" calcext:value-type="float">
            <text:p>3.73</text:p>
          </table:table-cell>
          <table:table-cell table:style-name="ce2" table:formula="of:=([.C64]-[.C96])/[.C64]" office:value-type="percentage" office:value="0.300187617260788" calcext:value-type="percentage">
            <text:p>30.02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4.16" calcext:value-type="float">
            <text:p>4.16</text:p>
          </table:table-cell>
          <table:table-cell table:style-name="ce2" table:formula="of:=([.G64]-[.G96])/[.G64]" office:value-type="percentage" office:value="0.204588910133843" calcext:value-type="percentage">
            <text:p>20.46%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3.24" calcext:value-type="float">
            <text:p>3.24</text:p>
          </table:table-cell>
          <table:table-cell table:style-name="ce2" table:formula="of:=([.K64]-[.K96])/[.K64]" office:value-type="percentage" office:value="0.298701298701299" calcext:value-type="percentage">
            <text:p>29.87%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3.71" calcext:value-type="float">
            <text:p>3.71</text:p>
          </table:table-cell>
          <table:table-cell table:style-name="ce2" table:formula="of:=([.C65]-[.C97])/[.C65]" office:value-type="percentage" office:value="0.266798418972332" calcext:value-type="percentage">
            <text:p>26.68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.91" calcext:value-type="float">
            <text:p>3.91</text:p>
          </table:table-cell>
          <table:table-cell table:style-name="ce2" table:formula="of:=([.G65]-[.G97])/[.G65]" office:value-type="percentage" office:value="0.265037593984962" calcext:value-type="percentage">
            <text:p>26.50%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3.28" calcext:value-type="float">
            <text:p>3.28</text:p>
          </table:table-cell>
          <table:table-cell table:style-name="ce2" table:formula="of:=([.K65]-[.K97])/[.K65]" office:value-type="percentage" office:value="0.277533039647577" calcext:value-type="percentage">
            <text:p>27.75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Guilbaud</meta:initial-creator>
    <meta:creation-date>2016-08-09T11:33:26.449311756</meta:creation-date>
    <dc:date>2016-08-10T15:14:12.984753244</dc:date>
    <dc:creator>Adrien Guilbaud</dc:creator>
    <meta:editing-duration>P1DT2H53M28S</meta:editing-duration>
    <meta:editing-cycles>23</meta:editing-cycles>
    <meta:generator>LibreOffice/4.2.8.2$Linux_X86_64 LibreOffice_project/420$Build-2</meta:generator>
    <meta:document-statistic meta:table-count="1" meta:cell-count="509" meta:object-count="1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71cm" svg:y="3.703cm" style:legend-expansion="high" chart:style-name="ch2"/>
        <chart:plot-area chart:style-name="ch3" table:cell-range-address="Sheet1.M65:Sheet1.M65 Sheet1.A59:Sheet1.A65 Sheet1.A57:Sheet1.A57 Sheet1.C59:Sheet1.C65 Sheet1.E57:Sheet1.E57 Sheet1.G59:Sheet1.G65 Sheet1.I57:Sheet1.I57 Sheet1.K59:Sheet1.K65" chart:data-source-has-labels="both" svg:x="0.32cm" svg:y="0.18cm" svg:width="12.931cm" svg:height="8.64cm">
          <chartooo:coordinate-region svg:x="0.756cm" svg:y="0.379cm" svg:width="12.215cm" svg:height="7.794cm"/>
          <chart:axis chart:dimension="x" chart:name="primary-x" chart:style-name="ch4" chartooo:axis-type="auto">
            <chart:categories table:cell-range-address="Sheet1.M65:Sheet1.M6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9:Sheet1.C65" chart:label-cell-address="Sheet1.A57:Sheet1.A57" chart:class="chart:scatter">
            <chart:domain table:cell-range-address="Sheet1.A59:Sheet1.A65"/>
            <chart:data-point chart:repeated="7"/>
          </chart:series>
          <chart:series chart:style-name="ch7" chart:values-cell-range-address="Sheet1.G59:Sheet1.G65" chart:label-cell-address="Sheet1.E57:Sheet1.E57" chart:class="chart:scatter">
            <chart:data-point chart:repeated="7"/>
          </chart:series>
          <chart:series chart:style-name="ch8" chart:values-cell-range-address="Sheet1.K59:Sheet1.K65" chart:label-cell-address="Sheet1.I57:Sheet1.I57" chart:class="chart:scatte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per</text:p>
                <draw:g>
                  <svg:desc>Sheet1.A57:Sheet1.A57</svg:desc>
                </draw:g>
              </table:table-cell>
              <table:table-cell office:value-type="string">
                <text:p>per</text:p>
                <draw:g>
                  <svg:desc>Sheet1.E57:Sheet1.E57</svg:desc>
                </draw:g>
              </table:table-cell>
              <table:table-cell office:value-type="string">
                <text:p>sym</text:p>
                <draw:g>
                  <svg:desc>Sheet1.I57:Sheet1.I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65:Sheet1.M65</svg:desc>
                </draw:g>
              </table:table-cell>
              <table:table-cell office:value-type="float" office:value="20">
                <text:p>20</text:p>
                <draw:g>
                  <svg:desc>Sheet1.A59:Sheet1.A65</svg:desc>
                </draw:g>
              </table:table-cell>
              <table:table-cell office:value-type="float" office:value="4.82">
                <text:p>4.82</text:p>
                <draw:g>
                  <svg:desc>Sheet1.C59:Sheet1.C65</svg:desc>
                </draw:g>
              </table:table-cell>
              <table:table-cell office:value-type="float" office:value="4.1">
                <text:p>4.1</text:p>
                <draw:g>
                  <svg:desc>Sheet1.G59:Sheet1.G65</svg:desc>
                </draw:g>
              </table:table-cell>
              <table:table-cell office:value-type="float" office:value="4.2">
                <text:p>4.2</text:p>
                <draw:g>
                  <svg:desc>Sheet1.K59:Sheet1.K65</svg:desc>
                </draw:g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4.59">
                <text:p>4.59</text:p>
              </table:table-cell>
              <table:table-cell office:value-type="float" office:value="4.16">
                <text:p>4.1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4.64">
                <text:p>4.64</text:p>
              </table:table-cell>
              <table:table-cell office:value-type="float" office:value="4.34">
                <text:p>4.3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4.79">
                <text:p>4.79</text:p>
              </table:table-cell>
              <table:table-cell office:value-type="float" office:value="4.69">
                <text:p>4.6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4.9">
                <text:p>4.9</text:p>
              </table:table-cell>
              <table:table-cell office:value-type="float" office:value="4.76">
                <text:p>4.76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5.33">
                <text:p>5.33</text:p>
              </table:table-cell>
              <table:table-cell office:value-type="float" office:value="5.23">
                <text:p>5.2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5.06">
                <text:p>5.06</text:p>
              </table:table-cell>
              <table:table-cell office:value-type="float" office:value="5.32">
                <text:p>5.32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1cm" svg:height="9.006cm" xlink:href=".." xlink:type="simple" chart:class="chart:scatter" chart:style-name="ch1">
        <chart:title svg:x="6.743cm" svg:y="0.316cm" chart:style-name="ch2">
          <text:p>Time/point</text:p>
        </chart:title>
        <chart:legend chart:legend-position="end" svg:x="13.181cm" svg:y="3.706cm" style:legend-expansion="high" chart:style-name="ch3"/>
        <chart:plot-area chart:style-name="ch4" table:cell-range-address="Sheet1.A6:Sheet1.A12 Sheet1.A4:Sheet1.A4 Sheet1.C6:Sheet1.C12 Sheet1.E4:Sheet1.E4 Sheet1.G6:Sheet1.G12 Sheet1.I4:Sheet1.I4 Sheet1.K6:Sheet1.K12" chart:data-source-has-labels="both" svg:x="0.312cm" svg:y="2.016cm" svg:width="12.557cm" svg:height="5.829cm">
          <chartooo:coordinate-region svg:x="1.039cm" svg:y="2.215cm" svg:width="11.55cm" svg:height="4.983cm"/>
          <chart:axis chart:dimension="x" chart:name="primary-x" chart:style-name="ch5" chartooo:axis-type="auto">
            <chart:title svg:x="5.62cm" svg:y="8.025cm" chart:style-name="ch6">
              <text:p>Domain size</text:p>
            </chart:title>
            <chart:categories table:cell-range-address="Sheet1.A6:Sheet1.A12"/>
          </chart:axis>
          <chart:axis chart:dimension="x" chart:name="secondary-x" chart:style-name="ch7">
            <chart:title svg:x="4.985cm" svg:y="1.276cm" chart:style-name="ch6">
              <text:p>Time(micro seconds)</text:p>
            </chart:title>
          </chart:axis>
          <chart:axis chart:dimension="y" chart:name="primary-y" chart:style-name="ch5">
            <chart:grid chart:style-name="ch8" chart:class="major"/>
          </chart:axis>
          <chart:series chart:style-name="ch9" chart:values-cell-range-address="Sheet1.C6:Sheet1.C12" chart:label-cell-address="Sheet1.A4:Sheet1.A4" chart:class="chart:scatter">
            <chart:domain table:cell-range-address="Sheet1.A6:Sheet1.A12"/>
            <chart:data-point chart:repeated="7"/>
          </chart:series>
          <chart:series chart:style-name="ch10" chart:values-cell-range-address="Sheet1.G6:Sheet1.G12" chart:label-cell-address="Sheet1.E4:Sheet1.E4" chart:class="chart:scatter">
            <chart:data-point chart:repeated="7"/>
          </chart:series>
          <chart:series chart:style-name="ch11" chart:values-cell-range-address="Sheet1.K6:Sheet1.K12" chart:label-cell-address="Sheet1.I4:Sheet1.I4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per</text:p>
                <draw:g>
                  <svg:desc>Sheet1.A4:Sheet1.A4</svg:desc>
                </draw:g>
              </table:table-cell>
              <table:table-cell office:value-type="string">
                <text:p>per</text:p>
                <draw:g>
                  <svg:desc>Sheet1.E4:Sheet1.E4</svg:desc>
                </draw:g>
              </table:table-cell>
              <table:table-cell office:value-type="string">
                <text:p>sym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58">
                <text:p>3.58</text:p>
                <draw:g>
                  <svg:desc>Sheet1.C6:Sheet1.C12</svg:desc>
                </draw:g>
              </table:table-cell>
              <table:table-cell office:value-type="float" office:value="3.32">
                <text:p>3.32</text:p>
                <draw:g>
                  <svg:desc>Sheet1.G6:Sheet1.G12</svg:desc>
                </draw:g>
              </table:table-cell>
              <table:table-cell office:value-type="float" office:value="3.19">
                <text:p>3.19</text:p>
                <draw:g>
                  <svg:desc>Sheet1.K6:Sheet1.K12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9">
                <text:p>3.59</text:p>
              </table:table-cell>
              <table:table-cell office:value-type="float" office:value="3.4">
                <text:p>3.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63">
                <text:p>3.63</text:p>
              </table:table-cell>
              <table:table-cell office:value-type="float" office:value="3.61">
                <text:p>3.6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87">
                <text:p>3.87</text:p>
              </table:table-cell>
              <table:table-cell office:value-type="float" office:value="3.89">
                <text:p>3.8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.07">
                <text:p>4.07</text:p>
              </table:table-cell>
              <table:table-cell office:value-type="float" office:value="4.14">
                <text:p>4.14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4.24">
                <text:p>4.24</text:p>
              </table:table-cell>
              <table:table-cell office:value-type="float" office:value="4.46">
                <text:p>4.46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28">
                <text:p>4.28</text:p>
              </table:table-cell>
              <table:table-cell office:value-type="float" office:value="4.61">
                <text:p>4.61</text:p>
              </table:table-cell>
              <table:table-cell office:value-type="float" office:value="3.8">
                <text:p>3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4cm" svg:height="8.997cm" xlink:href=".." xlink:type="simple" chart:class="chart:scatter" chart:style-name="ch1">
        <chart:title svg:x="4.96cm" svg:y="0.315cm" chart:style-name="ch2">
          <text:p>Time/point (Non periodic case)</text:p>
        </chart:title>
        <chart:legend chart:legend-position="end" svg:x="10.595cm" svg:y="3.701cm" style:legend-expansion="high" chart:style-name="ch3"/>
        <chart:plot-area chart:style-name="ch4" table:cell-range-address="Sheet1.P33:Sheet1.P33 Sheet1.A6:Sheet1.A12 Sheet1.A3:Sheet1.A3 Sheet1.C6:Sheet1.C12 Sheet1.A19:Sheet1.A19 Sheet1.C22:Sheet1.C28 Sheet1.A35:Sheet1.A35 Sheet1.C38:Sheet1.C44" chart:data-source-has-labels="both" svg:x="1.331cm" svg:y="1.273cm" svg:width="8.944cm" svg:height="6.564cm">
          <chartooo:coordinate-region svg:x="2.058cm" svg:y="1.472cm" svg:width="7.937cm" svg:height="5.718cm"/>
          <chart:axis chart:dimension="x" chart:name="primary-x" chart:style-name="ch5" chartooo:axis-type="auto">
            <chart:title svg:x="4.833cm" svg:y="8.016cm" chart:style-name="ch6">
              <text:p>Domain size</text:p>
            </chart:title>
            <chart:categories table:cell-range-address="Sheet1.P33:Sheet1.P33"/>
          </chart:axis>
          <chart:axis chart:dimension="y" chart:name="primary-y" chart:style-name="ch5">
            <chart:title svg:x="0.451cm" svg:y="5.79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C6:Sheet1.C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C22:Sheet1.C28" chart:label-cell-address="Sheet1.A19:Sheet1.A19" chart:class="chart:scatter">
            <chart:data-point chart:repeated="7"/>
          </chart:series>
          <chart:series chart:style-name="ch11" chart:values-cell-range-address="Sheet1.C38:Sheet1.C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ime</text:p>
                <draw:g>
                  <svg:desc>Sheet1.A3:Sheet1.A3</svg:desc>
                </draw:g>
              </table:table-cell>
              <table:table-cell office:value-type="string">
                <text:p>Vectorization</text:p>
                <draw:g>
                  <svg:desc>Sheet1.A19:Sheet1.A19</svg:desc>
                </draw:g>
              </table:table-cell>
              <table:table-cell office:value-type="string">
                <text:p>Vectorization &amp; no aliasing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P33:Sheet1.P33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58">
                <text:p>3.58</text:p>
                <draw:g>
                  <svg:desc>Sheet1.C6:Sheet1.C12</svg:desc>
                </draw:g>
              </table:table-cell>
              <table:table-cell office:value-type="float" office:value="2.29">
                <text:p>2.29</text:p>
                <draw:g>
                  <svg:desc>Sheet1.C22:Sheet1.C28</svg:desc>
                </draw:g>
              </table:table-cell>
              <table:table-cell office:value-type="float" office:value="2.26">
                <text:p>2.26</text:p>
                <draw:g>
                  <svg:desc>Sheet1.C38:Sheet1.C44</svg:desc>
                </draw:g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.59">
                <text:p>3.59</text:p>
              </table:table-cell>
              <table:table-cell office:value-type="float" office:value="2.32">
                <text:p>2.32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3.63">
                <text:p>3.63</text:p>
              </table:table-cell>
              <table:table-cell office:value-type="float" office:value="2.39">
                <text:p>2.3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3.87">
                <text:p>3.87</text:p>
              </table:table-cell>
              <table:table-cell office:value-type="float" office:value="2.72">
                <text:p>2.7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4.07">
                <text:p>4.07</text:p>
              </table:table-cell>
              <table:table-cell office:value-type="float" office:value="2.98">
                <text:p>2.9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4.24">
                <text:p>4.24</text:p>
              </table:table-cell>
              <table:table-cell office:value-type="float" office:value="3.23">
                <text:p>3.2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4.28">
                <text:p>4.28</text:p>
              </table:table-cell>
              <table:table-cell office:value-type="float" office:value="3.51">
                <text:p>3.51</text:p>
              </table:table-cell>
              <table:table-cell office:value-type="float" office:value="3.4">
                <text:p>3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Time/point (Periodic case)</text:p>
        </chart:title>
        <chart:legend chart:legend-position="end" svg:x="10.581cm" svg:y="3.703cm" style:legend-expansion="high" chart:style-name="ch3"/>
        <chart:plot-area chart:style-name="ch4" table:cell-range-address="Sheet1.G38:Sheet1.G44 Sheet1.A6:Sheet1.A12 Sheet1.A3:Sheet1.A3 Sheet1.G6:Sheet1.G12 Sheet1.A19:Sheet1.A19 Sheet1.G22:Sheet1.G28 Sheet1.A35:Sheet1.A35" chart:data-source-has-labels="both" svg:x="1.331cm" svg:y="1.275cm" svg:width="8.93cm" svg:height="6.564cm">
          <chartooo:coordinate-region svg:x="2.058cm" svg:y="1.474cm" svg:width="7.923cm" svg:height="5.718cm"/>
          <chart:axis chart:dimension="x" chart:name="primary-x" chart:style-name="ch5" chartooo:axis-type="auto">
            <chart:title svg:x="4.826cm" svg:y="8.019cm" chart:style-name="ch6">
              <text:p>Domain size</text:p>
            </chart:title>
            <chart:categories table:cell-range-address="Sheet1.G38:Sheet1.G44"/>
          </chart:axis>
          <chart:axis chart:dimension="y" chart:name="primary-y" chart:style-name="ch5">
            <chart:title svg:x="0.451cm" svg:y="5.792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G6:Sheet1.G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G22:Sheet1.G28" chart:label-cell-address="Sheet1.A19:Sheet1.A19" chart:class="chart:scatter">
            <chart:data-point chart:repeated="7"/>
          </chart:series>
          <chart:series chart:style-name="ch11" chart:values-cell-range-address="Sheet1.G38:Sheet1.G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ime</text:p>
                <draw:g>
                  <svg:desc>Sheet1.A3:Sheet1.A3</svg:desc>
                </draw:g>
              </table:table-cell>
              <table:table-cell office:value-type="string">
                <text:p>Vectorization</text:p>
                <draw:g>
                  <svg:desc>Sheet1.A19:Sheet1.A19</svg:desc>
                </draw:g>
              </table:table-cell>
              <table:table-cell office:value-type="string">
                <text:p>Vectorization &amp; no aliasing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2.19">
                <text:p/>
                <draw:g>
                  <svg:desc>Sheet1.G38:Sheet1.G44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32">
                <text:p>3.32</text:p>
                <draw:g>
                  <svg:desc>Sheet1.G6:Sheet1.G12</svg:desc>
                </draw:g>
              </table:table-cell>
              <table:table-cell office:value-type="float" office:value="2.27">
                <text:p>2.27</text:p>
                <draw:g>
                  <svg:desc>Sheet1.G22:Sheet1.G28</svg:desc>
                </draw:g>
              </table:table-cell>
              <table:table-cell office:value-type="float" office:value="2.19">
                <text:p>2.19</text:p>
                <draw:g>
                  <svg:desc>Sheet1.G38:Sheet1.G44</svg:desc>
                </draw:g>
              </table:table-cell>
            </table:table-row>
            <table:table-row>
              <table:table-cell office:value-type="float" office:value="2.31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2.31">
                <text:p>2.3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float" office:value="2.46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3.61">
                <text:p>3.61</text:p>
              </table:table-cell>
              <table:table-cell office:value-type="float" office:value="2.49">
                <text:p>2.49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.82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3.89">
                <text:p>3.89</text:p>
              </table:table-cell>
              <table:table-cell office:value-type="float" office:value="2.83">
                <text:p>2.83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float" office:value="3.12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4.14">
                <text:p>4.14</text:p>
              </table:table-cell>
              <table:table-cell office:value-type="float" office:value="3.15">
                <text:p>3.15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4.46">
                <text:p>4.46</text:p>
              </table:table-cell>
              <table:table-cell office:value-type="float" office:value="3.55">
                <text:p>3.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.58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4.61">
                <text:p>4.61</text:p>
              </table:table-cell>
              <table:table-cell office:value-type="float" office:value="3.73">
                <text:p>3.73</text:p>
              </table:table-cell>
              <table:table-cell office:value-type="float" office:value="3.58">
                <text:p>3.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Time/point (Symmetric case)</text:p>
        </chart:title>
        <chart:legend chart:legend-position="end" svg:x="10.581cm" svg:y="3.703cm" style:legend-expansion="high" chart:style-name="ch3"/>
        <chart:plot-area chart:style-name="ch4" table:cell-range-address="Sheet1.L53:Sheet1.L53 Sheet1.K6:Sheet1.K12 Sheet1.A6:Sheet1.A12 Sheet1.A3:Sheet1.A3 Sheet1.A19:Sheet1.A19 Sheet1.K22:Sheet1.K28 Sheet1.A35:Sheet1.A35 Sheet1.K38:Sheet1.K44" chart:data-source-has-labels="both" svg:x="1.331cm" svg:y="1.275cm" svg:width="8.93cm" svg:height="6.564cm">
          <chartooo:coordinate-region svg:x="2.058cm" svg:y="1.474cm" svg:width="7.923cm" svg:height="5.718cm"/>
          <chart:axis chart:dimension="x" chart:name="primary-x" chart:style-name="ch5" chartooo:axis-type="auto">
            <chart:title svg:x="4.826cm" svg:y="8.019cm" chart:style-name="ch6">
              <text:p>Domain size</text:p>
            </chart:title>
            <chart:categories table:cell-range-address="Sheet1.K6:Sheet1.K12"/>
          </chart:axis>
          <chart:axis chart:dimension="y" chart:name="primary-y" chart:style-name="ch5">
            <chart:title svg:x="0.451cm" svg:y="5.792cm" chart:style-name="ch7">
              <text:p>Time(micro sec)</text:p>
            </chart:title>
            <chart:grid chart:style-name="ch8" chart:class="major"/>
          </chart:axis>
          <chart:series chart:style-name="ch9" chart:values-cell-range-address="Sheet1.K6:Sheet1.K12" chart:label-cell-address="Sheet1.A3:Sheet1.A3" chart:class="chart:scatter">
            <chart:domain table:cell-range-address="Sheet1.A6:Sheet1.A12"/>
            <chart:data-point chart:repeated="7"/>
          </chart:series>
          <chart:series chart:style-name="ch10" chart:values-cell-range-address="Sheet1.K22:Sheet1.K28" chart:label-cell-address="Sheet1.A19:Sheet1.A19" chart:class="chart:scatter">
            <chart:data-point chart:repeated="7"/>
          </chart:series>
          <chart:series chart:style-name="ch11" chart:values-cell-range-address="Sheet1.K38:Sheet1.K44" chart:label-cell-address="Sheet1.A35:Sheet1.A3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 time</text:p>
                <draw:g>
                  <svg:desc>Sheet1.A3:Sheet1.A3</svg:desc>
                </draw:g>
              </table:table-cell>
              <table:table-cell office:value-type="string">
                <text:p>Vectorization</text:p>
                <draw:g>
                  <svg:desc>Sheet1.A19:Sheet1.A19</svg:desc>
                </draw:g>
              </table:table-cell>
              <table:table-cell office:value-type="string">
                <text:p>Vectorization &amp; no aliasing</text:p>
                <draw:g>
                  <svg:desc>Sheet1.A35:Sheet1.A35</svg:desc>
                </draw:g>
              </table:table-cell>
            </table:table-row>
          </table:table-header-rows>
          <table:table-rows>
            <table:table-row>
              <table:table-cell office:value-type="float" office:value="3.19">
                <text:p/>
                <draw:g>
                  <svg:desc>Sheet1.K6:Sheet1.K12</svg:desc>
                </draw:g>
              </table:table-cell>
              <table:table-cell office:value-type="float" office:value="20">
                <text:p>20</text:p>
                <draw:g>
                  <svg:desc>Sheet1.A6:Sheet1.A12</svg:desc>
                </draw:g>
              </table:table-cell>
              <table:table-cell office:value-type="float" office:value="3.19">
                <text:p>3.19</text:p>
                <draw:g>
                  <svg:desc>Sheet1.K6:Sheet1.K12</svg:desc>
                </draw:g>
              </table:table-cell>
              <table:table-cell office:value-type="float" office:value="2.02">
                <text:p>2.02</text:p>
                <draw:g>
                  <svg:desc>Sheet1.K22:Sheet1.K28</svg:desc>
                </draw:g>
              </table:table-cell>
              <table:table-cell office:value-type="float" office:value="1.98">
                <text:p>1.98</text:p>
                <draw:g>
                  <svg:desc>Sheet1.K38:Sheet1.K44</svg:desc>
                </draw:g>
              </table:table-cell>
            </table:table-row>
            <table:table-row>
              <table:table-cell office:value-type="float" office:value="3.18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.18">
                <text:p>3.18</text:p>
              </table:table-cell>
              <table:table-cell office:value-type="float" office:value="2.07">
                <text:p>2.07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3.3">
                <text:p>3.3</text:p>
              </table:table-cell>
              <table:table-cell office:value-type="float" office:value="2.15">
                <text:p>2.15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3.44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3.44">
                <text:p>3.44</text:p>
              </table:table-cell>
              <table:table-cell office:value-type="float" office:value="2.36">
                <text:p>2.3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3.56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3.56">
                <text:p>3.56</text:p>
              </table:table-cell>
              <table:table-cell office:value-type="float" office:value="2.59">
                <text:p>2.5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3.69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3.69">
                <text:p>3.69</text:p>
              </table:table-cell>
              <table:table-cell office:value-type="float" office:value="2.86">
                <text:p>2.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3.8">
                <text:p>3.8</text:p>
              </table:table-cell>
              <table:table-cell office:value-type="float" office:value="2.82">
                <text:p>2.82</text:p>
              </table:table-cell>
              <table:table-cell office:value-type="float" office:value="2.75">
                <text:p>2.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